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peer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1129632" calcext:value-type="float">
            <text:p>1129632</text:p>
          </table:table-cell>
          <table:table-cell table:style-name="ce10" table:formula="of:=SUM([$'cross-stats.sum.tsv'.C7:.G7];[$'cross-stats.sum.tsv'.J7:.N7])" office:value-type="float" office:value="1089968" calcext:value-type="float">
            <text:p>1089968</text:p>
          </table:table-cell>
          <table:table-cell table:style-name="ce17" table:formula="of:=SUM([$'cross-stats.sum.tsv'.C7:.G7])" office:value-type="float" office:value="1908" calcext:value-type="float">
            <text:p>1908</text:p>
          </table:table-cell>
          <table:table-cell table:style-name="ce48" table:formula="of:=[$'cross-stats.sum.tsv'.C7]" office:value-type="float" office:value="101" calcext:value-type="float">
            <text:p>101</text:p>
          </table:table-cell>
          <table:table-cell table:style-name="ce48" table:formula="of:=[$'cross-stats.sum.tsv'.D7]" office:value-type="float" office:value="1091" calcext:value-type="float">
            <text:p>1091</text:p>
          </table:table-cell>
          <table:table-cell table:style-name="ce48" table:formula="of:=SUM([$'cross-stats.sum.tsv'.E7];[$'cross-stats.sum.tsv'.G7];[$'cross-stats.sum.tsv'.F7])" office:value-type="float" office:value="716" calcext:value-type="float">
            <text:p>716</text:p>
          </table:table-cell>
          <table:table-cell table:style-name="ce26" table:formula="of:=[$'cross-stats.sum.tsv'.H7]" office:value-type="float" office:value="16" calcext:value-type="float">
            <text:p>16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1088060" calcext:value-type="float">
            <text:p>1088060</text:p>
          </table:table-cell>
          <table:table-cell table:style-name="ce48" table:formula="of:=[$'cross-stats.sum.tsv'.K7]" office:value-type="float" office:value="891965" calcext:value-type="float">
            <text:p>891965</text:p>
          </table:table-cell>
          <table:table-cell table:style-name="ce48" table:formula="of:=[$'cross-stats.sum.tsv'.J7]" office:value-type="float" office:value="203" calcext:value-type="float">
            <text:p>203</text:p>
          </table:table-cell>
          <table:table-cell table:style-name="ce48" table:formula="of:=SUM([$'cross-stats.sum.tsv'.L7];[$'cross-stats.sum.tsv'.N7];[$'cross-stats.sum.tsv'.M7])" office:value-type="float" office:value="195892" calcext:value-type="float">
            <text:p>195892</text:p>
          </table:table-cell>
          <table:table-cell table:style-name="ce26" table:formula="of:=[$'cross-stats.sum.tsv'.O7]" office:value-type="float" office:value="20" calcext:value-type="float">
            <text:p>20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64887680235687" calcext:value-type="percentage">
            <text:p>96.49%</text:p>
          </table:table-cell>
          <table:table-cell table:style-name="ce42" table:formula="of:=[.D3]/[.B3]" office:value-type="percentage" office:value="0.00168904563610096" calcext:value-type="percentage">
            <text:p>0.17%</text:p>
          </table:table-cell>
          <table:table-cell table:style-name="ce49" table:formula="of:=[.E3]/[.D3]" office:value-type="percentage" office:value="0.0529350104821803" calcext:value-type="percentage">
            <text:p>5.29%</text:p>
          </table:table-cell>
          <table:table-cell table:style-name="ce49" table:formula="of:=[.F3]/[.D3]" office:value-type="percentage" office:value="0.571802935010482" calcext:value-type="percentage">
            <text:p>57.18%</text:p>
          </table:table-cell>
          <table:table-cell table:style-name="ce49" table:formula="of:=[.G3]/[.D3]" office:value-type="percentage" office:value="0.375262054507338" calcext:value-type="percentage">
            <text:p>37.53%</text:p>
          </table:table-cell>
          <table:table-cell table:style-name="ce55" table:formula="of:=[.H3]/[.D3]" office:value-type="percentage" office:value="0.00838574423480084" calcext:value-type="percentage">
            <text:p>0.84%</text:p>
          </table:table-cell>
          <table:table-cell table:style-name="ce60"/>
          <table:table-cell table:style-name="ce42" table:formula="of:=[.J3]/[.B3]" office:value-type="percentage" office:value="0.963198634599586" calcext:value-type="percentage">
            <text:p>96.32%</text:p>
          </table:table-cell>
          <table:table-cell table:style-name="ce49" table:formula="of:=[.K3]/[.J3]" office:value-type="percentage" office:value="0.819775563847582" calcext:value-type="percentage">
            <text:p>81.98%</text:p>
          </table:table-cell>
          <table:table-cell table:style-name="ce49" table:formula="of:=[.L3]/[.J3]" office:value-type="percentage" office:value="0.000186570593533445" calcext:value-type="percentage">
            <text:p>0.02%</text:p>
          </table:table-cell>
          <table:table-cell table:style-name="ce49" table:formula="of:=[.M3]/[.J3]" office:value-type="percentage" office:value="0.180037865558885" calcext:value-type="percentage">
            <text:p>18.00%</text:p>
          </table:table-cell>
          <table:table-cell table:style-name="ce55" table:formula="of:=[.N3]/[.J3]" office:value-type="percentage" office:value="0.0000183813392643788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1129632" calcext:value-type="float">
            <text:p>1129632</text:p>
          </table:table-cell>
          <table:table-cell table:style-name="ce12" table:formula="of:=SUM([$'classifications.sum.tsv'.C2])" office:value-type="float" office:value="420" calcext:value-type="float">
            <text:p>420</text:p>
          </table:table-cell>
          <table:table-cell table:style-name="ce19" table:formula="of:=[$'classifications.sum.tsv'.C2]" office:value-type="float" office:value="420" calcext:value-type="float">
            <text:p>420</text:p>
          </table:table-cell>
          <table:table-cell table:style-name="ce50" table:formula="of:=[$'cross-stats.sum.tsv'.C8]" office:value-type="float" office:value="98" calcext:value-type="float">
            <text:p>98</text:p>
          </table:table-cell>
          <table:table-cell table:style-name="ce50" table:formula="of:=[$'cross-stats.sum.tsv'.D8]" office:value-type="float" office:value="121" calcext:value-type="float">
            <text:p>121</text:p>
          </table:table-cell>
          <table:table-cell table:style-name="ce50" table:formula="of:=SUM([$'cross-stats.sum.tsv'.F8];[$'cross-stats.sum.tsv'.G8];[$'cross-stats.sum.tsv'.E8])" office:value-type="float" office:value="201" calcext:value-type="float">
            <text:p>201</text:p>
          </table:table-cell>
          <table:table-cell table:style-name="ce28" table:formula="of:=[$'cross-stats.sum.tsv'.H8]" office:value-type="float" office:value="16" calcext:value-type="float">
            <text:p>16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37180249851279" calcext:value-type="percentage">
            <text:p>0.04%</text:p>
          </table:table-cell>
          <table:table-cell table:style-name="ce44" table:formula="of:=[.D5]/[.B5]" office:value-type="percentage" office:value="0.00037180249851279" calcext:value-type="percentage">
            <text:p>0.04%</text:p>
          </table:table-cell>
          <table:table-cell table:style-name="ce51" table:formula="of:=[.E5]/[.D5]" office:value-type="percentage" office:value="0.233333333333333" calcext:value-type="percentage">
            <text:p>23.33%</text:p>
          </table:table-cell>
          <table:table-cell table:style-name="ce51" table:formula="of:=[.F5]/[.D5]" office:value-type="percentage" office:value="0.288095238095238" calcext:value-type="percentage">
            <text:p>28.81%</text:p>
          </table:table-cell>
          <table:table-cell table:style-name="ce51" table:formula="of:=[.G5]/[.D5]" office:value-type="percentage" office:value="0.478571428571429" calcext:value-type="percentage">
            <text:p>47.86%</text:p>
          </table:table-cell>
          <table:table-cell table:style-name="ce57" table:formula="of:=[.H5]/[.D5]" office:value-type="percentage" office:value="0.0380952380952381" calcext:value-type="percentage">
            <text:p>3.81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1129632" calcext:value-type="float">
            <text:p>1129632</text:p>
          </table:table-cell>
          <table:table-cell table:style-name="ce10" table:formula="of:=[.B7]-[$'cross-stats.sum.tsv'.Q2]-[$'cross-stats.sum.tsv'.R2]-[$'cross-stats.sum.tsv'.S2]" office:value-type="float" office:value="922644" calcext:value-type="float">
            <text:p>922644</text:p>
          </table:table-cell>
          <table:table-cell table:style-name="ce17" table:formula="of:=[$'cross-stats.sum.tsv'.C2]" office:value-type="float" office:value="321" calcext:value-type="float">
            <text:p>321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922323" calcext:value-type="float">
            <text:p>922323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816765105804368" calcext:value-type="percentage">
            <text:p>81.68%</text:p>
          </table:table-cell>
          <table:table-cell table:style-name="ce42" table:formula="of:=[.D7]/[.B7]" office:value-type="percentage" office:value="0.000284163338149061" calcext:value-type="percentage">
            <text:p>0.03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816480942466219" calcext:value-type="percentage">
            <text:p>81.65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1129632" calcext:value-type="float">
            <text:p>1129632</text:p>
          </table:table-cell>
          <table:table-cell table:style-name="ce12" table:formula="of:=[.B9]-[$'cross-stats.sum.tsv'.R9]" office:value-type="float" office:value="207508" calcext:value-type="float">
            <text:p>207508</text:p>
          </table:table-cell>
          <table:table-cell table:style-name="ce19" table:formula="of:=SUM([$'cross-stats.sum.tsv'.C9:.G9])" office:value-type="float" office:value="444" calcext:value-type="float">
            <text:p>444</text:p>
          </table:table-cell>
          <table:table-cell table:style-name="ce50" table:formula="of:=[$'cross-stats.sum.tsv'.C9]" office:value-type="float" office:value="321" calcext:value-type="float">
            <text:p>321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123" calcext:value-type="float">
            <text:p>123</text:p>
          </table:table-cell>
          <table:table-cell table:style-name="ce28" table:formula="of:=[$'cross-stats.sum.tsv'.H9]" office:value-type="float" office:value="14" calcext:value-type="float">
            <text:p>14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207064" calcext:value-type="float">
            <text:p>207064</text:p>
          </table:table-cell>
          <table:table-cell table:style-name="ce50" table:formula="of:=[$'cross-stats.sum.tsv'.K9]" office:value-type="float" office:value="207064" calcext:value-type="float">
            <text:p>207064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183695221098552" calcext:value-type="percentage">
            <text:p>18.37%</text:p>
          </table:table-cell>
          <table:table-cell table:style-name="ce44" table:formula="of:=[.D9]/[.B9]" office:value-type="percentage" office:value="0.000393048355570664" calcext:value-type="percentage">
            <text:p>0.04%</text:p>
          </table:table-cell>
          <table:table-cell table:style-name="ce51" table:formula="of:=[.E9]/[.D9]" office:value-type="percentage" office:value="0.722972972972973" calcext:value-type="percentage">
            <text:p>72.30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277027027027027" calcext:value-type="percentage">
            <text:p>27.70%</text:p>
          </table:table-cell>
          <table:table-cell table:style-name="ce57" table:formula="of:=[.H9]/[.C9]" office:value-type="percentage" office:value="0.0000674672783699906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183302172742982" calcext:value-type="percentage">
            <text:p>18.33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1129632" calcext:value-type="float">
            <text:p>1129632</text:p>
          </table:table-cell>
          <table:table-cell table:style-name="ce10" table:formula="of:=[.B11]-SUM([$'cross-stats.sum.tsv'.E4:.G4];[$'cross-stats.sum.tsv'.R4:.S4])" office:value-type="float" office:value="732002" calcext:value-type="float">
            <text:p>732002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732002" calcext:value-type="float">
            <text:p>732002</text:p>
          </table:table-cell>
          <table:table-cell table:style-name="ce48" table:formula="of:=SUM([$'cross-stats.sum.tsv'.K4])" office:value-type="float" office:value="731879" calcext:value-type="float">
            <text:p>731879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123" calcext:value-type="float">
            <text:p>123</text:p>
          </table:table-cell>
          <table:table-cell table:style-name="ce26" table:formula="of:=SUM([$'cross-stats.sum.tsv'.O4])" office:value-type="float" office:value="14" calcext:value-type="float">
            <text:p>14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648000410753236" calcext:value-type="percentage">
            <text:p>64.80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648000410753236" calcext:value-type="percentage">
            <text:p>64.80%</text:p>
          </table:table-cell>
          <table:table-cell table:style-name="ce49" table:formula="of:=[.K11]/[.J11]" office:value-type="percentage" office:value="0.99983196767222" calcext:value-type="percentage">
            <text:p>99.98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168032327780525" calcext:value-type="percentage">
            <text:p>0.02%</text:p>
          </table:table-cell>
          <table:table-cell table:style-name="ce55" table:formula="of:=[.N11]/[.J11]" office:value-type="percentage" office:value="0.0000191256308042874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1129632" calcext:value-type="float">
            <text:p>1129632</text:p>
          </table:table-cell>
          <table:table-cell table:style-name="ce12" table:formula="of:=[.B13]-SUM([$'cross-stats.sum.tsv'.Q3:.S3])" office:value-type="float" office:value="609340" calcext:value-type="float">
            <text:p>609340</text:p>
          </table:table-cell>
          <table:table-cell table:style-name="ce19" table:formula="of:=SUM([$'cross-stats.sum.tsv'.C3:.G3])" office:value-type="float" office:value="444" calcext:value-type="float">
            <text:p>444</text:p>
          </table:table-cell>
          <table:table-cell table:style-name="ce50" table:formula="of:=[$'cross-stats.sum.tsv'.C3]" office:value-type="float" office:value="321" calcext:value-type="float">
            <text:p>321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123" calcext:value-type="float">
            <text:p>123</text:p>
          </table:table-cell>
          <table:table-cell table:style-name="ce28" table:formula="of:=[$'cross-stats.sum.tsv'.H3]" office:value-type="float" office:value="14" calcext:value-type="float">
            <text:p>14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608896" calcext:value-type="float">
            <text:p>608896</text:p>
          </table:table-cell>
          <table:table-cell table:style-name="ce50" table:formula="of:=[$'cross-stats.sum.tsv'.K3]" office:value-type="float" office:value="608896" calcext:value-type="float">
            <text:p>608896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539414605818532" calcext:value-type="percentage">
            <text:p>53.94%</text:p>
          </table:table-cell>
          <table:table-cell table:style-name="ce44" table:formula="of:=[.D13]/[.B13]" office:value-type="percentage" office:value="0.000393048355570664" calcext:value-type="percentage">
            <text:p>0.04%</text:p>
          </table:table-cell>
          <table:table-cell table:style-name="ce51" table:formula="of:=[.E13]/[.D13]" office:value-type="percentage" office:value="0.722972972972973" calcext:value-type="percentage">
            <text:p>72.30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277027027027027" calcext:value-type="percentage">
            <text:p>27.70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539021557462961" calcext:value-type="percentage">
            <text:p>53.90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126622" calcext:value-type="float">
            <text:p>1126622</text:p>
          </table:table-cell>
          <table:table-cell/>
          <table:table-cell office:value-type="float" office:value="2590" calcext:value-type="float">
            <text:p>2590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26616" calcext:value-type="float">
            <text:p>1126616</text:p>
          </table:table-cell>
          <table:table-cell/>
          <table:table-cell office:value-type="float" office:value="2590" calcext:value-type="float">
            <text:p>2590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129544" calcext:value-type="float">
            <text:p>112954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444" calcext:value-type="float">
            <text:p>444</text:p>
          </table:table-cell>
          <table:table-cell office:value-type="float" office:value="207064" calcext:value-type="float">
            <text:p>207064</text:p>
          </table:table-cell>
          <table:table-cell office:value-type="float" office:value="922124" calcext:value-type="float">
            <text:p>92212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431828" calcext:value-type="float">
            <text:p>431828</text:p>
          </table:table-cell>
          <table:table-cell office:value-type="float" office:value="697804" calcext:value-type="float">
            <text:p>69780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1482" calcext:value-type="float">
            <text:p>1482</text:p>
          </table:table-cell>
          <table:table-cell office:value-type="float" office:value="1088060" calcext:value-type="float">
            <text:p>1088060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39664" calcext:value-type="float">
            <text:p>39664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551035" calcext:value-type="float">
            <text:p>551035</text:p>
          </table:table-cell>
          <table:table-cell office:value-type="float" office:value="570198" calcext:value-type="float">
            <text:p>570198</text:p>
          </table:table-cell>
          <table:table-cell/>
          <table:table-cell office:value-type="float" office:value="8399" calcext:value-type="float">
            <text:p>8399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378130" calcext:value-type="float">
            <text:p>378130</text:p>
          </table:table-cell>
          <table:table-cell office:value-type="float" office:value="743103" calcext:value-type="float">
            <text:p>743103</text:p>
          </table:table-cell>
          <table:table-cell/>
          <table:table-cell office:value-type="float" office:value="8399" calcext:value-type="float">
            <text:p>8399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279271" calcext:value-type="float">
            <text:p>279271</text:p>
          </table:table-cell>
          <table:table-cell office:value-type="float" office:value="841962" calcext:value-type="float">
            <text:p>841962</text:p>
          </table:table-cell>
          <table:table-cell/>
          <table:table-cell office:value-type="float" office:value="8399" calcext:value-type="float">
            <text:p>8399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321" calcext:value-type="float">
            <text:p>32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2323" calcext:value-type="float">
            <text:p>9223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02540" calcext:value-type="float">
            <text:p>202540</text:p>
          </table:table-cell>
          <table:table-cell office:value-type="float" office:value="4325" calcext:value-type="float">
            <text:p>4325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8896" calcext:value-type="float">
            <text:p>608896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20292" calcext:value-type="float">
            <text:p>52029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731879" calcext:value-type="float">
            <text:p>731879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231" calcext:value-type="float">
            <text:p>389231</text:p>
          </table:table-cell>
          <table:table-cell office:value-type="float" office:value="8399" calcext:value-type="float">
            <text:p>8399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29544" calcext:value-type="float">
            <text:p>1129544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8"/>
          <table:table-cell office:value-type="float" office:value="249163" calcext:value-type="float">
            <text:p>249163</text:p>
          </table:table-cell>
          <table:table-cell office:value-type="float" office:value="30106" calcext:value-type="float">
            <text:p>3010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41962" calcext:value-type="float">
            <text:p>841962</text:p>
          </table:table-cell>
          <table:table-cell office:value-type="float" office:value="8399" calcext:value-type="float">
            <text:p>8399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101" calcext:value-type="float">
            <text:p>101</text:p>
          </table:table-cell>
          <table:table-cell office:value-type="float" office:value="1091" calcext:value-type="float">
            <text:p>1091</text:p>
          </table:table-cell>
          <table:table-cell office:value-type="float" office:value="678" calcext:value-type="float">
            <text:p>67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891965" calcext:value-type="float">
            <text:p>891965</text:p>
          </table:table-cell>
          <table:table-cell office:value-type="float" office:value="192104" calcext:value-type="float">
            <text:p>192104</text:p>
          </table:table-cell>
          <table:table-cell office:value-type="float" office:value="86" calcext:value-type="float">
            <text:p>86</text:p>
          </table:table-cell>
          <table:table-cell office:value-type="float" office:value="3702" calcext:value-type="float">
            <text:p>370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64" calcext:value-type="float">
            <text:p>39664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126622" calcext:value-type="float">
            <text:p>1126622</text:p>
          </table:table-cell>
          <table:table-cell office:value-type="float" office:value="2590" calcext:value-type="float">
            <text:p>259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7064" calcext:value-type="float">
            <text:p>20706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22124" calcext:value-type="float">
            <text:p>9221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7:08:54.82307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14T07:11:02.724713239</dc:date>
    <meta:editing-duration>PT14H4M8S</meta:editing-duration>
    <meta:editing-cycles>116</meta:editing-cycles>
    <meta:document-statistic meta:table-count="3" meta:cell-count="336" meta:object-count="0"/>
  </office:meta>
</office:document-meta>
</file>